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5.7063in" fo:margin-left="0.0035in" fo:margin-top="0in" fo:margin-bottom="0in" table:align="left" style:writing-mode="lr-tb"/>
    </style:style>
    <style:style style:name="Table1.A" style:family="table-column">
      <style:table-column-properties style:column-width="1.4264in"/>
    </style:style>
    <style:style style:name="Table1.B" style:family="table-column">
      <style:table-column-properties style:column-width="1.4278in"/>
    </style:style>
    <style:style style:name="Table1.D" style:family="table-column">
      <style:table-column-properties style:column-width="1.4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D1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.A11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1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D11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" fo:font-size="9pt" fo:language="en" fo:country="US" officeooo:paragraph-rsid="0013ae4f" style:letter-kerning="false" style:font-name-asian="游明朝" style:font-size-asian="9pt" style:language-asian="en" style:country-asian="US" style:font-name-complex="Arial" style:font-size-complex="9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" fo:font-size="9pt" fo:language="en" fo:country="US" officeooo:paragraph-rsid="0015e0ad" style:letter-kerning="false" style:font-name-asian="游明朝" style:font-size-asian="9pt" style:language-asian="en" style:country-asian="US" style:font-name-complex="Arial" style:font-size-complex="9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" fo:font-size="9pt" fo:language="en" fo:country="US" officeooo:paragraph-rsid="0034a018" style:letter-kerning="false" style:font-name-asian="游明朝" style:font-size-asian="9pt" style:language-asian="en" style:country-asian="US" style:font-name-complex="Arial" style:font-size-complex="9pt" style:language-complex="ar" style:country-complex="SA"/>
    </style:style>
    <style:style style:name="P4" style:family="paragraph" style:parent-style-name="Standard">
      <style:text-properties officeooo:paragraph-rsid="0013ae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1">Lab (Tutorial)</text:p>
          </table:table-cell>
          <table:table-cell table:style-name="Table1.B1" office:value-type="string">
            <text:p text:style-name="P1">Responsible</text:p>
          </table:table-cell>
          <table:table-cell table:style-name="Table1.B1" office:value-type="string">
            <text:p text:style-name="P1">Content</text:p>
          </table:table-cell>
          <table:table-cell table:style-name="Table1.D1" office:value-type="string">
            <text:p text:style-name="P1">Grading</text:p>
          </table:table-cell>
        </table:table-row>
        <table:table-row table:style-name="Table1.1">
          <table:table-cell table:style-name="Table1.A1" office:value-type="string">
            <text:p text:style-name="P1">Tutorial 1: Math basics</text:p>
            <text:p text:style-name="P1"/>
          </table:table-cell>
          <table:table-cell table:style-name="Table1.B1" office:value-type="string">
            <text:p text:style-name="P1">Amaury</text:p>
          </table:table-cell>
          <table:table-cell table:style-name="Table1.B1" office:value-type="string">
            <text:p text:style-name="P2">- Bayes rule</text:p>
            <text:p text:style-name="P2">- Stats/prob</text:p>
            <text:p text:style-name="P2"><text:s/>- Classification </text:p>
            <text:p text:style-name="P2"><text:s/>- Sampling</text:p>
            <text:p text:style-name="P1"><text:s/>- Multivariate distribution</text:p>
            <text:p text:style-name="P1"/>
          </table:table-cell>
          <table:table-cell table:style-name="Table1.D1" office:value-type="string">
            <text:p text:style-name="P2">possible to make MCQ?</text:p>
            <text:p text:style-name="P2">- Binary classifier design (pattern reco-like exercise)</text:p>
            <text:p text:style-name="P2">- More theoretical bonus questions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Tutorial 2: Math basics</text:p>
            <text:p text:style-name="P1"/>
          </table:table-cell>
          <table:table-cell table:style-name="Table1.B1" office:value-type="string">
            <text:p text:style-name="P1">Amaury</text:p>
          </table:table-cell>
          <table:table-cell table:style-name="Table1.B1" office:value-type="string">
            <text:p text:style-name="P1">- Optimization</text:p>
            <text:p text:style-name="P1"><text:s text:c="3"/>- Least square</text:p>
            <text:p text:style-name="P1"><text:s text:c="3"/>- Lasso</text:p>
            <text:p text:style-name="P1"><text:s text:c="3"/>- Elastic net</text:p>
            <text:p text:style-name="P1"/>
            <text:p text:style-name="P1">- Variational lower bound theory intro</text:p>
            <text:p text:style-name="P1"/>
          </table:table-cell>
          <table:table-cell table:style-name="Table1.D1" office:value-type="string">
            <text:p text:style-name="P1">MCQ on linear algebra?</text:p>
          </table:table-cell>
        </table:table-row>
        <table:table-row table:style-name="Table1.1">
          <table:table-cell table:style-name="Table1.A1" office:value-type="string">
            <text:p text:style-name="P1">Tutorial 3: Data-limited scenarios</text:p>
            <text:p text:style-name="P1"/>
          </table:table-cell>
          <table:table-cell table:style-name="Table1.B1" office:value-type="string">
            <text:p text:style-name="P1">Antoine</text:p>
          </table:table-cell>
          <table:table-cell table:style-name="Table1.B1" office:value-type="string">
            <text:p text:style-name="P1">ELM, SVM</text:p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utorial 4: Imp &amp; structures of DNN</text:p>
            <text:p text:style-name="P1"/>
          </table:table-cell>
          <table:table-cell table:style-name="Table1.B1" office:value-type="string">
            <text:p text:style-name="P1">Antoine</text:p>
          </table:table-cell>
          <table:table-cell table:style-name="Table1.B1" office:value-type="string">
            <text:p text:style-name="P1">LeNet, CNN</text:p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utorial 5: Imp &amp; structures of DNN</text:p>
            <text:p text:style-name="P1"/>
          </table:table-cell>
          <table:table-cell table:style-name="Table1.B1" office:value-type="string">
            <text:p text:style-name="P1">Antoine</text:p>
          </table:table-cell>
          <table:table-cell table:style-name="Table1.B1" office:value-type="string">
            <text:p text:style-name="P1">benchmarking CNNs</text:p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utorial 6: Generative models</text:p>
            <text:p text:style-name="P1"/>
          </table:table-cell>
          <table:table-cell table:style-name="Table1.B1" office:value-type="string">
            <text:p text:style-name="P1">Anubhab</text:p>
          </table:table-cell>
          <table:table-cell table:style-name="Table1.B1" office:value-type="string">
            <text:p text:style-name="P1">GAN</text:p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utorial 7: Generative models</text:p>
            <text:p text:style-name="P1"/>
          </table:table-cell>
          <table:table-cell table:style-name="Table1.B1" office:value-type="string">
            <text:p text:style-name="P1">Anubhab</text:p>
          </table:table-cell>
          <table:table-cell table:style-name="Table1.B1" office:value-type="string">
            <text:p text:style-name="P1">flow models</text:p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utorial 8: Sequential data analysis</text:p>
            <text:p text:style-name="P1"/>
          </table:table-cell>
          <table:table-cell table:style-name="Table1.B1" office:value-type="string">
            <text:p text:style-name="P1">Antoine</text:p>
          </table:table-cell>
          <table:table-cell table:style-name="Table1.B1" office:value-type="string">
            <text:p text:style-name="P1">Attention mechanism</text:p>
            <text:p text:style-name="P1">RNN</text:p>
            <text:p text:style-name="P1">Echo state</text:p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utorial 9: Complex learning scenarios</text:p>
            <text:p text:style-name="P1"/>
          </table:table-cell>
          <table:table-cell table:style-name="Table1.B1" office:value-type="string">
            <text:p text:style-name="P1">Anubhab</text:p>
          </table:table-cell>
          <table:table-cell table:style-name="Table1.B1" office:value-type="string">
            <text:p text:style-name="P1">Transfer learning</text:p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1" office:value-type="string">
            <text:p text:style-name="P1">Project, 3 options</text:p>
            <text:p text:style-name="P1"/>
            <text:p text:style-name="P1"/>
            <text:p text:style-name="P1"/>
            <text:p text:style-name="P1"/>
          </table:table-cell>
          <table:table-cell table:style-name="Table1.B11" office:value-type="string">
            <text:p text:style-name="P1"/>
          </table:table-cell>
          <table:table-cell table:style-name="Table1.B11" office:value-type="string">
            <text:p text:style-name="P3">- Write 1000 words about a topic</text:p>
            <text:p text:style-name="P3">- Choose a repo (from a list) replicate the results</text:p>
            <text:p text:style-name="P3"/>
          </table:table-cell>
          <table:table-cell table:style-name="Table1.D11" office:value-type="string">
            <text:p text:style-name="P3">- GAN for incremental learning had a pb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ine Honoré</meta:initial-creator>
    <meta:creation-date>2021-11-18T09:57:10.817815968</meta:creation-date>
    <dc:date>2021-11-18T10:45:51.634759604</dc:date>
    <dc:creator>Antoine Honoré</dc:creator>
    <meta:editing-duration>PT26M38S</meta:editing-duration>
    <meta:editing-cycles>24</meta:editing-cycles>
    <meta:generator>LibreOffice/7.2.3.1$Linux_X86_64 LibreOffice_project/7b257967b9cd574cb72598999edde852baa10d80</meta:generator>
    <meta:document-statistic meta:table-count="1" meta:image-count="0" meta:object-count="0" meta:page-count="1" meta:paragraph-count="49" meta:word-count="150" meta:character-count="929" meta:non-whitespace-character-count="815"/>
  </office:meta>
</office:document-meta>
</file>